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808080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center" draw:textarea-vertical-align="middle"/>
    </style:style>
    <style:style style:name="gr3" style:family="graphic" style:parent-style-name="standard">
      <style:graphic-properties draw:fill="solid" draw:fill-color="#ffff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47b8b8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15cm"/>
    </style:style>
    <style:style style:name="gr11" style:family="graphic" style:parent-style-name="standard">
      <style:graphic-properties draw:fill="solid" draw:fill-color="#00ff00" draw:textarea-horizontal-align="center" draw:textarea-vertical-align="middle"/>
    </style:style>
    <style:style style:name="gr12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fill="solid" draw:fill-color="#004a4a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0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text-properties fo:font-size="10pt"/>
    </style:style>
    <style:style style:name="P7" style:family="paragraph">
      <style:paragraph-properties fo:text-align="center"/>
      <style:text-properties fo:font-size="10pt"/>
    </style:style>
    <style:style style:name="P8" style:family="paragraph">
      <style:text-properties fo:font-size="10pt" fo:font-weight="bold"/>
    </style:style>
    <style:style style:name="T1" style:family="text">
      <style:text-properties fo:font-size="10pt"/>
    </style:style>
    <style:style style:name="T2" style:family="text">
      <style:text-properties style:text-position="sub 58%" fo:font-size="10pt"/>
    </style:style>
    <style:style style:name="T3" style:family="text">
      <style:text-properties fo:font-size="12pt"/>
    </style:style>
    <style:style style:name="T4" style:family="text">
      <style:text-properties style:text-position="0% 100%" fo:font-size="10pt"/>
    </style:style>
    <style:style style:name="T5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.461cm" svg:height="2.824cm" svg:x="5.982cm" svg:y="0.548cm">
            <text:p text:style-name="P3"/>
          </draw:rect>
          <draw:rect draw:style-name="gr2" draw:text-style-name="P2" draw:layer="layout" svg:width="2.114cm" svg:height="0.525cm" svg:x="6.136cm" svg:y="0.831cm">
            <text:p text:style-name="P2"><text:span text:style-name="T1">l</text:span><text:span text:style-name="T2">1</text:span><text:span text:style-name="T1"> = r</text:span><text:span text:style-name="T2">1</text:span></text:p>
          </draw:rect>
          <draw:rect draw:style-name="gr3" draw:text-style-name="P2" draw:layer="layout" svg:width="2.065cm" svg:height="0.532cm" svg:x="6.176cm" svg:y="1.566cm">
            <text:p text:style-name="P2"><text:span text:style-name="T1"><text:s/></text:span><text:span text:style-name="T1">l</text:span><text:span text:style-name="T2">2</text:span><text:span text:style-name="T1"> = r</text:span><text:span text:style-name="T2">2</text:span></text:p>
          </draw:rect>
          <draw:rect draw:style-name="gr2" draw:text-style-name="P2" draw:layer="layout" svg:width="2.025cm" svg:height="0.533cm" svg:x="6.2cm" svg:y="2.581cm">
            <text:p text:style-name="P2"><text:span text:style-name="T1"><text:s/></text:span><text:span text:style-name="T1">l</text:span><text:span text:style-name="T2">n</text:span><text:span text:style-name="T1"> = r</text:span><text:span text:style-name="T2">n</text:span></text:p>
          </draw:rect>
          <draw:frame draw:style-name="gr4" draw:text-style-name="P4" draw:layer="layout" svg:width="0.858cm" svg:height="0.725cm" svg:x="6.821cm" svg:y="1.895cm">
            <draw:text-box>
              <text:p text:style-name="P3"><text:span text:style-name="T3">...</text:span></text:p>
            </draw:text-box>
          </draw:frame>
        </draw:g>
        <draw:frame draw:style-name="gr4" draw:text-style-name="P6" draw:layer="layout" svg:width="2.547cm" svg:height="0.645cm" svg:x="3.113cm" svg:y="0.554cm">
          <draw:text-box>
            <text:p text:style-name="P5"><text:span text:style-name="T1">Rewrite rules</text:span></text:p>
          </draw:text-box>
        </draw:frame>
        <draw:frame draw:style-name="gr4" draw:text-style-name="P6" draw:layer="layout" svg:width="2.538cm" svg:height="0.645cm" svg:x="12.281cm" svg:y="0.49cm">
          <draw:text-box>
            <text:p text:style-name="P5"><text:span text:style-name="T1">Initial term T </text:span></text:p>
          </draw:text-box>
        </draw:frame>
        <draw:g>
          <draw:custom-shape draw:style-name="gr5" draw:text-style-name="P1" draw:layer="layout" svg:width="2.475cm" svg:height="2.822cm" svg:x="10.256cm" svg:y="0.452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738.810198300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" draw:text-style-name="P7" draw:layer="layout" svg:width="0.849cm" svg:height="0.871cm" svg:x="11.416cm" svg:y="2.133cm">
            <text:p text:style-name="P2"><text:span text:style-name="T1">R</text:span></text:p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rect draw:style-name="gr1" draw:text-style-name="P1" draw:layer="layout" svg:width="11.706cm" svg:height="10.24cm" svg:x="3.135cm" svg:y="4.546cm">
            <text:p text:style-name="P3"/>
          </draw:rect>
          <draw:rect draw:style-name="gr2" draw:text-style-name="P2" draw:id="id3" draw:layer="layout" svg:width="6.434cm" svg:height="0.516cm" svg:x="5.768cm" svg:y="8.082cm">
            <text:p text:style-name="P2"><text:span text:style-name="T1">Select a rule l</text:span><text:span text:style-name="T2">i</text:span><text:span text:style-name="T1"> = r</text:span><text:span text:style-name="T2">i </text:span></text:p>
          </draw:rect>
          <draw:custom-shape draw:style-name="gr7" draw:text-style-name="P2" draw:id="id4" draw:layer="layout" svg:width="2.056cm" svg:height="0.513cm" svg:x="7.959cm" svg:y="9.325cm">
            <text:p text:style-name="P2"><text:span text:style-name="T1">Any?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2" draw:text-style-name="P2" draw:id="id5" draw:layer="layout" svg:width="6.314cm" svg:height="0.454cm" svg:x="5.83cm" svg:y="10.594cm">
            <text:p text:style-name="P2"><text:span text:style-name="T1">Match l</text:span><text:span text:style-name="T2">i</text:span><text:span text:style-name="T4"> with R</text:span><text:span text:style-name="T1"> </text:span></text:p>
          </draw:rect>
          <draw:rect draw:style-name="gr2" draw:text-style-name="P2" draw:id="id1" draw:layer="layout" svg:width="6.458cm" svg:height="0.46cm" svg:x="5.773cm" svg:y="5.945cm">
            <text:p text:style-name="P2"><text:span text:style-name="T1">Select a redex R in T´</text:span></text:p>
          </draw:rect>
          <draw:custom-shape draw:style-name="gr7" draw:text-style-name="P2" draw:id="id2" draw:layer="layout" svg:width="2.371cm" svg:height="0.411cm" svg:x="7.817cm" svg:y="6.994cm">
            <text:p text:style-name="P2"><text:span text:style-name="T1">Any?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7" draw:text-style-name="P2" draw:id="id6" draw:layer="layout" svg:width="3.533cm" svg:height="0.419cm" svg:x="7.215cm" svg:y="11.935cm">
            <text:p text:style-name="P2"><text:span text:style-name="T1">Succeeds?</text:span></text:p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rect draw:style-name="gr2" draw:text-style-name="P2" draw:id="id7" draw:layer="layout" svg:width="6.362cm" svg:height="0.541cm" svg:x="5.814cm" svg:y="12.947cm">
            <text:p text:style-name="P2"><text:span text:style-name="T1">Replace R in T´ by r</text:span><text:span text:style-name="T2">i </text:span><text:span text:style-name="T1"><text:s/>(after substitution)</text:span></text:p>
          </draw:rect>
          <draw:connector draw:style-name="gr8" draw:text-style-name="P1" draw:layer="layout" draw:type="line" svg:x1="9.002cm" svg:y1="6.405cm" svg:x2="9.002cm" svg:y2="6.994cm" draw:start-shape="id1" draw:start-glue-point="2" draw:end-shape="id2" draw:end-glue-point="4">
            <text:p text:style-name="P3"/>
          </draw:connector>
          <draw:connector draw:style-name="gr8" draw:text-style-name="P1" draw:layer="layout" draw:type="line" svg:x1="9.002cm" svg:y1="7.405cm" svg:x2="8.985cm" svg:y2="8.082cm" draw:start-shape="id2" draw:start-glue-point="6" draw:end-shape="id3" draw:end-glue-point="0">
            <text:p text:style-name="P3"/>
          </draw:connector>
          <draw:connector draw:style-name="gr8" draw:text-style-name="P1" draw:layer="layout" draw:type="line" svg:x1="8.985cm" svg:y1="8.598cm" svg:x2="8.986cm" svg:y2="9.325cm" draw:start-shape="id3" draw:start-glue-point="2" draw:end-shape="id4" draw:end-glue-point="4">
            <text:p text:style-name="P3"/>
          </draw:connector>
          <draw:connector draw:style-name="gr8" draw:text-style-name="P1" draw:layer="layout" draw:type="line" svg:x1="8.986cm" svg:y1="9.838cm" svg:x2="8.987cm" svg:y2="10.594cm" draw:start-shape="id4" draw:start-glue-point="6" draw:end-shape="id5" draw:end-glue-point="0">
            <text:p text:style-name="P3"/>
          </draw:connector>
          <draw:connector draw:style-name="gr8" draw:text-style-name="P1" draw:layer="layout" draw:type="line" svg:x1="8.987cm" svg:y1="11.048cm" svg:x2="8.981cm" svg:y2="11.935cm" draw:start-shape="id5" draw:start-glue-point="2" draw:end-shape="id6" draw:end-glue-point="4">
            <text:p text:style-name="P3"/>
          </draw:connector>
          <draw:connector draw:style-name="gr8" draw:text-style-name="P1" draw:layer="layout" draw:type="line" svg:x1="8.981cm" svg:y1="12.354cm" svg:x2="8.995cm" svg:y2="12.947cm" draw:start-shape="id6" draw:start-glue-point="6" draw:end-shape="id7" draw:end-glue-point="0">
            <text:p text:style-name="P3"/>
          </draw:connector>
          <draw:connector draw:style-name="gr8" draw:text-style-name="P1" draw:layer="layout" draw:line-skew="-1.46cm" svg:x1="5.814cm" svg:y1="13.217cm" svg:x2="5.773cm" svg:y2="6.175cm" draw:start-shape="id7" draw:start-glue-point="3" draw:end-shape="id1" draw:end-glue-point="3">
            <text:p text:style-name="P3"/>
          </draw:connector>
          <draw:connector draw:style-name="gr8" draw:text-style-name="P1" draw:layer="layout" draw:line-skew="-0.335cm" svg:x1="7.215cm" svg:y1="12.144cm" svg:x2="5.768cm" svg:y2="8.34cm" draw:start-shape="id6" draw:start-glue-point="5" draw:end-shape="id3" draw:end-glue-point="3">
            <text:p text:style-name="P3"/>
          </draw:connector>
          <draw:frame draw:style-name="gr9" draw:text-style-name="P5" draw:layer="layout" svg:width="1.311cm" svg:height="0.645cm" svg:x="7.538cm" svg:y="8.839cm">
            <draw:text-box>
              <text:p text:style-name="P5"><text:span text:style-name="T1">No</text:span></text:p>
            </draw:text-box>
          </draw:frame>
          <draw:frame draw:style-name="gr10" draw:text-style-name="P5" draw:layer="layout" svg:width="1.311cm" svg:height="0.645cm" svg:x="7.508cm" svg:y="11.129cm">
            <draw:text-box>
              <text:p text:style-name="P5"><text:span text:style-name="T1">No</text:span></text:p>
            </draw:text-box>
          </draw:frame>
          <draw:frame draw:style-name="gr9" draw:text-style-name="P5" draw:layer="layout" svg:width="1.311cm" svg:height="0.645cm" svg:x="10.146cm" svg:y="6.62cm">
            <draw:text-box>
              <text:p text:style-name="P5"><text:span text:style-name="T1">No</text:span></text:p>
            </draw:text-box>
          </draw:frame>
          <draw:rect draw:style-name="gr11" draw:text-style-name="P2" draw:id="id8" draw:layer="layout" svg:width="5.588cm" svg:height="0.581cm" svg:x="6.143cm" svg:y="13.83cm">
            <text:p text:style-name="P2"><text:span text:style-name="T1">Return T´ as result</text:span></text:p>
          </draw:rect>
          <draw:connector draw:style-name="gr8" draw:text-style-name="P1" draw:layer="layout" draw:line-skew="0.493cm" svg:x1="10.188cm" svg:y1="7.199cm" svg:x2="11.731cm" svg:y2="14.12cm" draw:start-shape="id2" draw:start-glue-point="7" draw:end-shape="id8" draw:end-glue-point="1">
            <text:p text:style-name="P3"/>
          </draw:connector>
          <draw:rect draw:style-name="gr2" draw:text-style-name="P2" draw:id="id9" draw:layer="layout" svg:width="6.387cm" svg:height="0.452cm" svg:x="5.809cm" svg:y="4.92cm">
            <text:p text:style-name="P2"><text:span text:style-name="T1">Set T´ to T</text:span></text:p>
          </draw:rect>
          <draw:connector draw:style-name="gr8" draw:text-style-name="P1" draw:layer="layout" draw:type="line" svg:x1="9.002cm" svg:y1="5.372cm" svg:x2="9.002cm" svg:y2="5.945cm" draw:start-shape="id9" draw:start-glue-point="2" draw:end-shape="id1" draw:end-glue-point="0">
            <text:p text:style-name="P3"/>
          </draw:connector>
          <draw:connector draw:style-name="gr12" draw:text-style-name="P1" draw:layer="layout" draw:type="line" svg:x1="8.937cm" svg:y1="14.411cm" svg:x2="8.935cm" svg:y2="15.435cm" draw:start-shape="id8" draw:start-glue-point="2">
            <text:p text:style-name="P3"/>
          </draw:connector>
          <draw:frame draw:style-name="gr4" draw:text-style-name="P8" draw:layer="layout" svg:width="2.72cm" svg:height="1.039cm" svg:x="12.257cm" svg:y="4.668cm">
            <draw:text-box>
              <text:p text:style-name="P5"><text:span text:style-name="T5">The rewriting</text:span></text:p>
              <text:p text:style-name="P5"><text:span text:style-name="T5">algorithm</text:span></text:p>
            </draw:text-box>
          </draw:frame>
          <draw:line draw:style-name="gr8" draw:text-style-name="P1" draw:layer="layout" svg:x1="7.899cm" svg:y1="9.572cm" svg:x2="3.824cm" svg:y2="9.573cm">
            <text:p text:style-name="P3"/>
          </draw:line>
        </draw:g>
        <draw:custom-shape draw:style-name="gr13" draw:text-style-name="P1" draw:layer="layout" svg:width="2.823cm" svg:height="1.313cm" svg:x="7.501cm" svg:y="15.515cm">
          <text:p text:style-name="P3"/>
          <draw:enhanced-geometry svg:viewBox="0 0 21600 21600" draw:glue-points="10800 0 ?f1 10800 0 21600 10800 21600 21600 21600 ?f7 10800" draw:text-areas="?f1 10800 ?f2 18000 ?f3 7200 ?f4 21600" draw:type="isosceles-triangle" draw:modifiers="10983.56940509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1" draw:layer="layout" svg:x1="7.144cm" svg:y1="3.39cm" svg:x2="7.152cm" svg:y2="4.436cm">
          <text:p text:style-name="P3"/>
        </draw:line>
        <draw:line draw:style-name="gr12" draw:text-style-name="P1" draw:layer="layout" svg:x1="11.514cm" svg:y1="3.282cm" svg:x2="11.515cm" svg:y2="4.435cm">
          <text:p text:style-name="P3"/>
        </draw:line>
        <draw:frame draw:style-name="gr4" draw:text-style-name="P6" draw:layer="layout" svg:width="2.89cm" svg:height="0.645cm" svg:x="4.764cm" svg:y="15.545cm">
          <draw:text-box>
            <text:p text:style-name="P5"><text:span text:style-name="T1">Normal form T´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01T16:13:15</dc:date>
    <dc:language>en-US</dc:language>
    <meta:editing-cycles>6</meta:editing-cycles>
    <meta:editing-duration>PT1H18M32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